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ontrolTestCase.testHell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JBControlTestCase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TestCase.EJBControlTestCa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ontrolTestCas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